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none" fo:country="none" fo:font-weight="bold" officeooo:rsid="001eac3c" officeooo:paragraph-rsid="001eac3c" style:font-weight-asian="bold" style:font-weight-complex="bold"/>
    </style:style>
    <style:style style:name="P2" style:family="paragraph" style:parent-style-name="Standard">
      <style:text-properties fo:language="none" fo:country="none" fo:font-weight="normal" officeooo:rsid="001eac3c" officeooo:paragraph-rsid="001eac3c" style:font-weight-asian="normal" style:font-weight-complex="normal"/>
    </style:style>
    <style:style style:name="P3" style:family="paragraph" style:parent-style-name="Standard">
      <style:text-properties fo:language="none" fo:country="none" fo:font-weight="normal" officeooo:rsid="001f03e2" officeooo:paragraph-rsid="001f03e2" style:font-weight-asian="normal" style:font-weight-complex="normal"/>
    </style:style>
    <style:style style:name="P4" style:family="paragraph" style:parent-style-name="Standard">
      <style:text-properties fo:language="none" fo:country="none" fo:font-weight="normal" officeooo:rsid="001f0f22" officeooo:paragraph-rsid="001f0f22" style:font-weight-asian="normal" style:font-weight-complex="normal"/>
    </style:style>
    <style:style style:name="P5" style:family="paragraph" style:parent-style-name="Standard">
      <style:text-properties fo:language="none" fo:country="none" fo:font-weight="normal" officeooo:rsid="0020bea1" officeooo:paragraph-rsid="0020bea1" style:font-weight-asian="normal" style:font-weight-complex="normal"/>
    </style:style>
    <style:style style:name="P6" style:family="paragraph" style:parent-style-name="Standard">
      <style:text-properties fo:language="none" fo:country="none" fo:font-style="italic" fo:font-weight="normal" officeooo:rsid="001eac3c" officeooo:paragraph-rsid="001eac3c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Яндекс.Лицей</text:p>
      <text:p text:style-name="P1">Проект по PyGame</text:p>
      <text:p text:style-name="P1"/>
      <text:p text:style-name="P2">Баранов Иван, Козинский Данил</text:p>
      <text:p text:style-name="P2"/>
      <text:p text:style-name="P6">„Living In Math World“</text:p>
      <text:p text:style-name="P2"/>
      <text:p text:style-name="P2">Проект представляет из себя игру пошаговую стратегию на клетчатом поле. Задача - прожить как можно дольше. Вы управляете строителем. Строитель может улучшить клетку, она будет приносить пассивный доход каждый ход. Так же нажимая на какой-либо ресурс, вы должны будете решить простую задачу для получения ресурса. Каждые 10 ходов отнимаются «жизни» по функции, рост которой постоянно ускоряется. Восстановить жизни можно обменяв бриллианты.</text:p>
      <text:p text:style-name="P2"/>
      <text:p text:style-name="P3">Классы:</text:p>
      <text:p text:style-name="P3">Tile - родительский класс каждой клетки</text:p>
      <text:p text:style-name="P3">Field - поле без ресурса</text:p>
      <text:p text:style-name="P3">Resource - класс ресурса</text:p>
      <text:p text:style-name="P3">Building - родительский класс здания</text:p>
      <text:p text:style-name="P3">Pyramid - здание для получения бриллиантов</text:p>
      <text:p text:style-name="P3">Castle -здание замок для защиты</text:p>
      <text:p text:style-name="P3">Player - класс игрока</text:p>
      <text:p text:style-name="P4">Board - класс поля</text:p>
      <text:p text:style-name="P4">Build_menu - виджет для выбора строения</text:p>
      <text:p text:style-name="P4">MyWidget_primer - виджет для решения примера</text:p>
      <text:p text:style-name="P4">Start_menu - виджет стартового меню</text:p>
      <text:p text:style-name="P4">Frame -класс для рамки информации</text:p>
      <text:p text:style-name="P4">Button - класс кнопки следующего хода</text:p>
      <text:p text:style-name="P4">Changer -кнопка обменника бриллиантов</text:p>
      <text:p text:style-name="P4">Turn_Checker - класс для отображения ходи и жизней</text:p>
      <text:p text:style-name="P4">Human - родительский класс юнитов</text:p>
      <text:p text:style-name="P4">Builder - строитель</text:p>
      <text:p text:style-name="P4">Scout — разведчик</text:p>
      <text:p text:style-name="P4">Lose_window — окно проигрыша</text:p>
      <text:p text:style-name="P4"/>
      <text:p text:style-name="P5">Функции:</text:p>
      <text:p text:style-name="P5">fon_paint - нарисовать фон</text:p>
      <text:p text:style-name="P5">terminate - выход</text:p>
      <text:p text:style-name="P5">load_image - загрузка изображения</text:p>
      <text:p text:style-name="P5">start_screen - стартовый экран</text:p>
      <text:p text:style-name="P5">resources_screen - отрисовка экрана с ресурсами</text:p>
      <text:p text:style-name="P5">name_to_text - текст переводится в картинку</text:p>
      <text:p text:style-name="P5">lose, lose_window - окна проигрыша</text:p>
      <text:p text:style-name="P4"/>
      <text:p text:style-name="P4">База данных:</text:p>
      <text:p text:style-name="P4">equations - примеры </text:p>
      <text:p text:style-name="P4"/>
      <text:p text:style-name="P4">Библиотеки:</text:p>
      <text:p text:style-name="P4">pygame</text:p>
      <text:p text:style-name="P4">sys</text:p>
      <text:p text:style-name="P4">uic</text:p>
      <text:p text:style-name="P4">Qwidgets</text:p>
      <text:p text:style-name="P4"><text:soft-page-break/>os</text:p>
      <text:p text:style-name="P4">random</text:p>
      <text:p text:style-name="P4">sqlite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4T13:09:15.957473395</meta:creation-date>
    <dc:date>2021-01-14T13:49:29.468783427</dc:date>
    <meta:editing-duration>PT6M1S</meta:editing-duration>
    <meta:editing-cycles>2</meta:editing-cycles>
    <meta:generator>LibreOffice/6.2.8.2$Linux_X86_64 LibreOffice_project/20$Build-2</meta:generator>
    <meta:document-statistic meta:table-count="0" meta:image-count="0" meta:object-count="0" meta:page-count="2" meta:paragraph-count="43" meta:word-count="212" meta:character-count="1448" meta:non-whitespace-character-count="1276"/>
  </office:meta>
</office:document-meta>
</file>